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0f7abc" officeooo:paragraph-rsid="000f7abc" style:font-weight-asian="bold" style:font-weight-complex="bold"/>
    </style:style>
    <style:style style:name="P2" style:family="paragraph" style:parent-style-name="Standard">
      <style:text-properties fo:font-weight="normal" officeooo:rsid="000f7abc" officeooo:paragraph-rsid="000f7abc" style:font-weight-asian="normal" style:font-weight-complex="normal"/>
    </style:style>
    <style:style style:name="P3" style:family="paragraph" style:parent-style-name="Standard">
      <style:text-properties fo:font-weight="normal" officeooo:rsid="00114a5d" officeooo:paragraph-rsid="00128b18" style:font-weight-asian="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officeooo:rsid="00128b18"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Variables</text:p>
      <text:p text:style-name="P2"/>
      <text:p text:style-name="P2">Vickler starts with an example:</text:p>
      <text:p text:style-name="P2">*His profession is coding</text:p>
      <text:p text:style-name="P2">*His state is Texas,USA</text:p>
      <text:p text:style-name="P2"/>
      <text:p text:style-name="P2">If we have read this, we have added this information to our brains that he is a coder(aka someone who does coding) and that he lives in or relates to Texas,USA. <text:s/>In the above-mentioned pieces of text the words and phrases coding and Texas,USA work the <text:s/>same way as variables do in JavaScript. <text:s/>The terms like "My PRofession" and "My State" refer to specific values. <text:s/>They have the same relationship with Coding and Texas that values have in JavaScript with variables.</text:p>
      <text:p text:style-name="P2"/>
      <text:p text:style-name="P2">We can create a variable by writing var(for variable). <text:s/>*<text:span text:style-name="T1">Note: OdinProject and other sources warn us against var</text:span><text:span text:style-name="T2">. <text:s/>We will follow it by the name <text:s/>that we have to assign to the variable. A variable takes a specific value when created. <text:s/>The name of a variable can be anything you like. <text:s/>It’s up to us to decide how the name should sound. The variable’s value, however, may change. Facts of a variable can change.</text:span></text:p>
      <text:p text:style-name="P2"><text:span text:style-name="T2"/></text:p>
      <text:p text:style-name="P2"><text:span text:style-name="T2">JavaScript variables can be simply defined as containers used to store values in the form of data. See example1.html with variables a,b,c.</text:span></text:p>
      <text:p text:style-name="P2"><text:span text:style-name="T2"/></text:p>
      <text:p text:style-name="P3"><text:span text:style-name="T2">First of all: the line demarcates the backend code and the frontend code of JavaScript. We could say that it demarcates what we write in the code editor and what we see on the web page. <text:s/>The h1 and p headings may appear different in the book than if displayed on a web page. This is because of the h1 and p settings of the word processor that Andy uses. <text:s/>They will supposedly work fine if copied/pasted in an editor and launched. <text:s/></text:span><text:span text:style-name="T1">This has not be the case and is unusual for an in-print book to state...this book is printed</text:span><text:span text:style-name="T2">. <text:s/>He also says this is how he will write code embedded in HTML structures for the rest of the book "because this is how you will write it when you create a website.". <text:s/></text:span><text:span text:style-name="T3">In the previous example we see that every variable has some sort of data to hold on to.</text:span></text:p>
      <text:p text:style-name="P3"><text:span text:style-name="T3">See example 2 for using variables with full word names.</text:span><text:span text:style-name="T2"> <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5T10:11:26.989609238</meta:creation-date>
    <meta:generator>LibreOffice/7.3.0.3$Linux_X86_64 LibreOffice_project/30$Build-3</meta:generator>
    <dc:date>2022-03-15T10:36:47.580271186</dc:date>
    <meta:editing-duration>PT25M20S</meta:editing-duration>
    <meta:editing-cycles>3</meta:editing-cycles>
    <meta:document-statistic meta:table-count="0" meta:image-count="0" meta:object-count="0" meta:page-count="1" meta:paragraph-count="9" meta:word-count="355" meta:character-count="1961" meta:non-whitespace-character-count="1599"/>
  </office:meta>
</office:document-meta>
</file>